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Liberation Serif" svg:font-family="Liberation Serif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Tw Cen MT" svg:font-family="Tw Cen MT" style:font-family-generic="swiss" style:font-pitch="variable" svg:panose-1="2 11 6 2 2 1 4 2 6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06in" text:min-label-width="0.25in" text:list-level-position-and-space-mode="label-alignment">
          <style:list-level-label-alignment text:label-followed-by="listtab" fo:margin-left="0.5006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006in" text:min-label-width="0.25in" text:list-level-position-and-space-mode="label-alignment">
          <style:list-level-label-alignment text:label-followed-by="listtab" fo:margin-left="0.7506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06in" text:min-label-width="0.25in" text:list-level-position-and-space-mode="label-alignment">
          <style:list-level-label-alignment text:label-followed-by="listtab" fo:margin-left="1.0006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0006in" text:min-label-width="0.25in" text:list-level-position-and-space-mode="label-alignment">
          <style:list-level-label-alignment text:label-followed-by="listtab" fo:margin-left="1.2506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06in" text:min-label-width="0.25in" text:list-level-position-and-space-mode="label-alignment">
          <style:list-level-label-alignment text:label-followed-by="listtab" fo:margin-left="1.5006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006in" text:min-label-width="0.25in" text:list-level-position-and-space-mode="label-alignment">
          <style:list-level-label-alignment text:label-followed-by="listtab" fo:margin-left="1.7506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06in" text:min-label-width="0.25in" text:list-level-position-and-space-mode="label-alignment">
          <style:list-level-label-alignment text:label-followed-by="listtab" fo:margin-left="2.0006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.0006in" text:min-label-width="0.25in" text:list-level-position-and-space-mode="label-alignment">
          <style:list-level-label-alignment text:label-followed-by="listtab" fo:margin-left="2.2506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06in" text:min-label-width="0.25in" text:list-level-position-and-space-mode="label-alignment">
          <style:list-level-label-alignment text:label-followed-by="listtab" fo:margin-left="2.5006in" fo:text-indent="-0.25in"/>
        </style:list-level-properties>
        <style:text-properties style:font-name="OpenSymbol"/>
      </text:list-level-style-bullet>
    </text:list-style>
    <style:style style:name="P1" style:parent-style-name="Titel" style:master-page-name="MP0" style:family="paragraph">
      <style:paragraph-properties fo:break-before="page"/>
    </style:style>
    <style:style style:name="P2" style:parent-style-name="Textbody" style:family="paragraph"/>
    <style:style style:name="P3" style:parent-style-name="Textbody" style:family="paragraph"/>
    <style:style style:name="P4" style:parent-style-name="Textbody" style:family="paragraph"/>
    <style:style style:name="P5" style:parent-style-name="Textbody" style:family="paragraph"/>
    <style:style style:name="P6" style:parent-style-name="Textbody" style:family="paragraph"/>
    <style:style style:name="P7" style:parent-style-name="Textbody" style:family="paragraph"/>
    <style:style style:name="P8" style:parent-style-name="Textbody" style:family="paragraph"/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/>
    <style:style style:name="P12" style:parent-style-name="Textbody" style:family="paragraph"/>
    <style:style style:name="P13" style:parent-style-name="Textbody" style:family="paragraph"/>
    <style:style style:name="T14" style:parent-style-name="Absatz-Standardschriftart" style:family="text">
      <style:text-properties fo:language="de" fo:country="DE"/>
    </style:style>
    <style:style style:name="T15" style:parent-style-name="Hyperlink" style:family="text">
      <style:text-properties fo:language="de" fo:country="DE"/>
    </style:style>
    <style:style style:name="T16" style:parent-style-name="Absatz-Standardschriftart" style:family="text">
      <style:text-properties fo:language="de" fo:country="DE"/>
    </style:style>
    <style:style style:name="P17" style:parent-style-name="Textbody" style:family="paragraph"/>
    <style:style style:name="P18" style:parent-style-name="Textbody" style:family="paragraph"/>
    <style:style style:name="P19" style:parent-style-name="Textbody" style:family="paragraph"/>
    <style:style style:name="P20" style:parent-style-name="Textbody" style:family="paragraph"/>
    <style:style style:name="P21" style:parent-style-name="Textbody" style:family="paragraph"/>
    <style:style style:name="T22" style:parent-style-name="Absatz-Standardschriftart" style:family="text">
      <style:text-properties fo:language="de" fo:country="DE"/>
    </style:style>
    <style:style style:name="P23" style:parent-style-name="Textbody" style:family="paragraph">
      <style:text-properties style:font-name="Tw Cen MT"/>
    </style:style>
    <style:style style:name="T24" style:parent-style-name="Absatz-Standardschriftart" style:family="text">
      <style:text-properties style:font-name="Tw Cen MT"/>
    </style:style>
    <style:style style:name="P25" style:parent-style-name="Überschrift1" style:family="paragraph">
      <style:paragraph-properties fo:break-before="page"/>
    </style:style>
    <style:style style:name="P26" style:parent-style-name="Textbody" style:family="paragraph"/>
    <style:style style:name="P27" style:parent-style-name="Textbody" style:family="paragraph"/>
    <style:style style:name="P28" style:parent-style-name="Textbody" style:family="paragraph"/>
    <style:style style:name="P29" style:parent-style-name="Textbody" style:family="paragraph"/>
    <style:style style:name="P30" style:parent-style-name="Textbody" style:family="paragraph"/>
    <style:style style:name="P31" style:parent-style-name="Textbody" style:family="paragraph"/>
    <style:style style:name="P32" style:parent-style-name="Textbody" style:family="paragraph"/>
    <style:style style:name="P33" style:parent-style-name="Textbody" style:family="paragraph"/>
    <style:style style:name="P34" style:parent-style-name="Textbody" style:family="paragraph"/>
    <style:style style:name="P35" style:parent-style-name="Textbody" style:family="paragraph"/>
    <style:style style:name="P36" style:parent-style-name="Textbody" style:family="paragraph"/>
    <style:style style:name="P37" style:parent-style-name="Textbody" style:family="paragraph"/>
    <style:style style:name="P38" style:parent-style-name="Textbody" style:family="paragraph"/>
    <style:style style:name="P39" style:parent-style-name="Textbody" style:family="paragraph"/>
    <style:style style:name="P40" style:parent-style-name="Textbody" style:family="paragraph"/>
    <style:style style:name="P41" style:parent-style-name="Textbody" style:family="paragraph"/>
    <style:style style:name="P42" style:parent-style-name="Textbody" style:family="paragraph"/>
    <style:style style:name="T43" style:parent-style-name="Absatz-Standardschriftart" style:family="text">
      <style:text-properties style:font-name="Tw Cen MT"/>
    </style:style>
    <style:style style:name="T44" style:parent-style-name="Absatz-Standardschriftart" style:family="text">
      <style:text-properties style:font-name="Tw Cen MT"/>
    </style:style>
    <style:style style:name="T45" style:parent-style-name="Absatz-Standardschriftart" style:family="text">
      <style:text-properties style:font-name="Tw Cen MT" fo:font-weight="bold" style:font-weight-asian="bold" style:font-weight-complex="bold"/>
    </style:style>
    <style:style style:name="T46" style:parent-style-name="Absatz-Standardschriftart" style:family="text">
      <style:text-properties style:font-name="Tw Cen MT"/>
    </style:style>
    <style:style style:name="P47" style:parent-style-name="Textbody" style:family="paragraph"/>
    <style:style style:name="T48" style:parent-style-name="Absatz-Standardschriftart" style:family="text">
      <style:text-properties style:font-name="Tw Cen MT"/>
    </style:style>
    <style:style style:name="P49" style:parent-style-name="Textbody" style:family="paragraph"/>
    <style:style style:name="T50" style:parent-style-name="Absatz-Standardschriftart" style:family="text">
      <style:text-properties style:font-name="Tw Cen MT"/>
    </style:style>
    <style:style style:name="T51" style:parent-style-name="Absatz-Standardschriftart" style:family="text">
      <style:text-properties style:font-name="Tw Cen MT" fo:language="de" fo:country="DE"/>
    </style:style>
    <style:style style:name="T52" style:parent-style-name="Absatz-Standardschriftart" style:family="text">
      <style:text-properties style:font-name="Tw Cen MT"/>
    </style:style>
    <style:style style:name="T53" style:parent-style-name="Absatz-Standardschriftart" style:family="text">
      <style:text-properties style:font-name="Tw Cen MT" fo:font-weight="bold" style:font-weight-asian="bold" style:font-weight-complex="bold"/>
    </style:style>
    <style:style style:name="P54" style:parent-style-name="Textbody" style:family="paragraph"/>
    <style:style style:name="T55" style:parent-style-name="Absatz-Standardschriftart" style:family="text">
      <style:text-properties style:font-name="Tw Cen MT"/>
    </style:style>
    <style:style style:name="T56" style:parent-style-name="Absatz-Standardschriftart" style:family="text">
      <style:text-properties style:font-name="Tw Cen MT" fo:language="de" fo:country="DE"/>
    </style:style>
    <style:style style:name="T57" style:parent-style-name="Absatz-Standardschriftart" style:family="text">
      <style:text-properties style:font-name="Tw Cen MT"/>
    </style:style>
    <style:style style:name="T58" style:parent-style-name="Absatz-Standardschriftart" style:family="text">
      <style:text-properties style:font-name="Tw Cen MT" fo:language="de" fo:country="DE"/>
    </style:style>
    <style:style style:name="T59" style:parent-style-name="Absatz-Standardschriftart" style:family="text">
      <style:text-properties style:font-name="Tw Cen MT"/>
    </style:style>
    <style:style style:name="T60" style:parent-style-name="Absatz-Standardschriftart" style:family="text">
      <style:text-properties style:font-name="Tw Cen MT"/>
    </style:style>
    <style:style style:name="P61" style:parent-style-name="Textbody" style:family="paragraph"/>
    <style:style style:name="P62" style:parent-style-name="Textbody" style:family="paragraph"/>
    <style:style style:name="P63" style:parent-style-name="Textbody" style:family="paragraph"/>
    <style:style style:name="P64" style:parent-style-name="Textbody" style:family="paragraph"/>
    <style:style style:name="P65" style:parent-style-name="Textbody" style:family="paragraph"/>
    <style:style style:name="P66" style:parent-style-name="Textbody" style:family="paragraph"/>
    <style:style style:name="T67" style:parent-style-name="Absatz-Standardschriftart" style:family="text">
      <style:text-properties style:font-name="Tw Cen MT"/>
    </style:style>
    <style:style style:name="T68" style:parent-style-name="Absatz-Standardschriftart" style:family="text">
      <style:text-properties style:font-name="Tw Cen MT"/>
    </style:style>
  </office:automatic-styles>
  <office:body>
    <office:text text:use-soft-page-breaks="true">
      <text:p text:style-name="P1">Projekt-Richtlinien 3Jg</text:p>
      <text:h text:style-name="Überschrift1" text:outline-level="1">Projektantrag (ca 1 A4 Blatt)</text:h>
      <text:p text:style-name="Textbody">Der Projektantrag muss folgende Punkte enthalten:</text:p>
      <text:list text:style-name="LFO1" text:continue-numbering="true">
        <text:list-item>
          <text:p text:style-name="P2">Projekt-Titel und Author</text:p>
        </text:list-item>
      </text:list>
      <text:list text:style-name="LFO2" text:continue-numbering="true">
        <text:list-item>
          <text:p text:style-name="P3">Kurzbeschreibung der Vision</text:p>
          <text:list text:continue-numbering="true">
            <text:list-item>
              <text:p text:style-name="P4">Nutzen aus Sicht des Users</text:p>
            </text:list-item>
            <text:list-item>
              <text:p text:style-name="P5">Businessvalue</text:p>
            </text:list-item>
          </text:list>
        </text:list-item>
        <text:list-item>
          <text:p text:style-name="P6">Kurzbeschreibung der<text:s/>Projektziele</text:p>
        </text:list-item>
      </text:list>
      <text:list text:style-name="LFO3" text:continue-numbering="true">
        <text:list-item>
          <text:list>
            <text:list-item>
              <text:p text:style-name="P7">Geschäftsprozesse (Business Cases), Use Cases und Use Case Diagramm</text:p>
            </text:list-item>
            <text:list-item>
              <text:p text:style-name="P8">Story "Product" Backlog: Liste der User Storys (siehe Vorlage)</text:p>
            </text:list-item>
            <text:list-item>
              <text:p text:style-name="P9">Optional: Funktionalitäten (siehe Wireframe)</text:p>
            </text:list-item>
          </text:list>
        </text:list-item>
        <text:list-item>
          <text:p text:style-name="P10">Technische Schwerpunkte in Stichworten:</text:p>
          <text:list text:continue-numbering="true">
            <text:list-item>
              <text:p text:style-name="P11">Stoff 3Jg (Must) (Thread für 4er und 5er PLF3)</text:p>
            </text:list-item>
            <text:list-item>
              <text:p text:style-name="P12">Export/Import (Must)</text:p>
            </text:list-item>
            <text:list-item>
              <text:p text:style-name="P13">Datenbank (JDBC) (Must)<text:span text:style-name="T14"><text:s/>=&gt;<text:s/></text:span><text:a xlink:href="http://www.kaggle.com" office:target-frame-name="_top" xlink:show="replace"><text:span text:style-name="T15">www.kaggle.com</text:span></text:a><text:span text:style-name="T16"><text:s/></text:span></text:p>
            </text:list-item>
            <text:list-item>
              <text:p text:style-name="P17">Beliebige zusätzliche Technologien: XML, JSON, Secure-JsonWebToken&amp;JWT-Authentication, Moderne Thread Technologien (Executor, Callback&amp;Future), Java-3D, Mobile, <text:s/>Client/Server, REST</text:p>
            </text:list-item>
            <text:list-item>
              <text:p text:style-name="P18">Beliebige GUI-Elemente/Komponenten/Features</text:p>
            </text:list-item>
            <text:list-item>
              <text:p text:style-name="P19">Beliebige Frameworks: Gaming, Grafik, ...</text:p>
            </text:list-item>
          </text:list>
        </text:list-item>
        <text:list-item>
          <text:p text:style-name="P20">Mockups (Wireframes): Funktionalitäten</text:p>
        </text:list-item>
        <text:list-item>
          <text:p text:style-name="P21">Opti<text:span text:style-name="T22">o</text:span>nal: Meilensteine</text:p>
        </text:list-item>
      </text:list>
      <text:p text:style-name="P23"/>
      <text:p text:style-name="Textbody"><text:span text:style-name="T24">Dauer: eine Doppelstunde</text:span></text:p>
      <text:p text:style-name="Standard"/>
      <text:p text:style-name="Standard"/>
      <text:soft-page-break/>
      <text:h text:style-name="P25" text:outline-level="1">Abgabe Projekthandbuch (ca 4 Seiten, exkl. Titelblatt und User Story Cards)</text:h>
      <text:p text:style-name="Textbody">Inhalt:</text:p>
      <text:list text:style-name="LFO4" text:continue-numbering="true">
        <text:list-item>
          <text:p text:style-name="P26">Titel/Projektname und Autor</text:p>
        </text:list-item>
        <text:list-item>
          <text:p text:style-name="P27">Projektantrag</text:p>
        </text:list-item>
        <text:list-item>
          <text:p text:style-name="P28">Projektbeschreibung (technisch):</text:p>
          <text:list text:continue-numbering="true">
            <text:list-item>
              <text:p text:style-name="P29">Scrum-Planung: Story "Product" Backlog priorisieren, Sprint (Dauer 2h)</text:p>
            </text:list-item>
            <text:list-item>
              <text:p text:style-name="P30">Sprintplaning: Storys wählen, 3C's (nach Vorlage)</text:p>
            </text:list-item>
            <text:list-item>
              <text:p text:style-name="P31">Klassenbeschreibung je Sprint: JavaDoc und Klassendiagramme (beides generieren)</text:p>
            </text:list-item>
            <text:list-item>
              <text:p text:style-name="P32">Lines Of Code</text:p>
            </text:list-item>
            <text:list-item>
              <text:p text:style-name="P33">DB: ER-Diagramm, SQL-Statments für Erzeugung</text:p>
            </text:list-item>
          </text:list>
        </text:list-item>
        <text:list-item>
          <text:p text:style-name="P34">Projektbeschreibung (Benutzerhandbuch):</text:p>
          <text:list text:continue-numbering="true">
            <text:list-item>
              <text:p text:style-name="P35">Bedienung der Software: Funktionalitäten und Ablauf enstprechend einer User Story mit Screenshots (und Daten)</text:p>
            </text:list-item>
          </text:list>
        </text:list-item>
        <text:list-item>
          <text:p text:style-name="P36">Readme-Datei:</text:p>
          <text:list text:continue-numbering="true">
            <text:list-item>
              <text:p text:style-name="P37">Spezielle Einstellungen: DB-Passwort, etc.</text:p>
            </text:list-item>
            <text:list-item>
              <text:p text:style-name="P38">Spezielle Features etc.</text:p>
            </text:list-item>
          </text:list>
        </text:list-item>
        <text:list-item>
          <text:p text:style-name="P39">Technische Rahmenbedingung:</text:p>
          <text:list text:continue-numbering="true">
            <text:list-item>
              <text:p text:style-name="P40">Git-Nachweis: History (Summe<text:s/>der Commits and Branches)</text:p>
            </text:list-item>
            <text:list-item>
              <text:p text:style-name="P41">Unit-Test: Testlauf "green"</text:p>
            </text:list-item>
          </text:list>
        </text:list-item>
      </text:list>
      <text:h text:style-name="Überschrift1" text:outline-level="1">Ablauf</text:h>
      <text:list text:style-name="LFO5" text:continue-numbering="true">
        <text:list-item>
          <text:p text:style-name="P42"><text:span text:style-name="T43">Projektstart: Antrag hochladen,</text:span><text:span text:style-name="T44"><text:s/></text:span><text:span text:style-name="T45">Okay für Antrag vom Product Owner einhole</text:span><text:span text:style-name="T46">n</text:span></text:p>
        </text:list-item>
        <text:list-item>
          <text:p text:style-name="P47"><text:span text:style-name="T48">Projektstart: 25.4.2019, Projektantrag bis 30.4.2019 (HÜ)</text:span></text:p>
        </text:list-item>
        <text:list-item>
          <text:p text:style-name="P49"><text:span text:style-name="T50">Projektende:<text:s/></text:span><text:span text:style-name="T51">17</text:span><text:span text:style-name="T52">.5,2019, Projekthandbuch und Projekt (inkl. Backup mit Testdaten) hochladen,<text:s/></text:span><text:span text:style-name="T53">Review mit Product Owner</text:span></text:p>
        </text:list-item>
        <text:list-item>
          <text:p text:style-name="P54"><text:span text:style-name="T55">Zeit:<text:s/></text:span><text:span text:style-name="T56">5</text:span><text:span text:style-name="T57">*2h =1</text:span><text:span text:style-name="T58">0</text:span><text:span text:style-name="T59">h, <text:s/>davon je Woche 2h U</text:span><text:span text:style-name="T60">nterricht + 2h HÜ</text:span></text:p>
        </text:list-item>
      </text:list>
      <text:h text:style-name="Überschrift1" text:outline-level="1">Technische Rahmenbedingungen</text:h>
      <text:list text:style-name="LFO6" text:continue-numbering="true">
        <text:list-item>
          <text:p text:style-name="P61">Versionsverwaltung: Git, …</text:p>
        </text:list-item>
        <text:list-item>
          <text:p text:style-name="P62">JUnit</text:p>
        </text:list-item>
        <text:list-item>
          <text:p text:style-name="P63">JavaDoc</text:p>
          <text:list text:continue-numbering="true">
            <text:list-item>
              <text:p text:style-name="P64">Klassen und Methoden: Inline-Dokumentation</text:p>
            </text:list-item>
            <text:list-item>
              <text:p text:style-name="P65">Für Teamarbeit: Jede Klasse mit Autor, Datum und Projektnamen</text:p>
            </text:list-item>
          </text:list>
        </text:list-item>
        <text:list-item>
          <text:p text:style-name="P66"><text:span text:style-name="T67">IDE: je nach Bedarf, Android, Netbeans oder IntelliJ oder Visu</text:span><text:span text:style-name="T68">al Studio, oder Visual StudioCode oder ...</text:span></text:p>
        </text:list-item>
      </text:list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Liberation Serif" svg:font-family="Liberation Serif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Tw Cen MT" svg:font-family="Tw Cen MT" style:font-family-generic="swiss" style:font-pitch="variable" svg:panose-1="2 11 6 2 2 1 4 2 6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AT" style:language-asian="de" style:country-asian="AT" style:language-complex="ar" style:country-complex="SA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ObjektmitPfeilspitze" style:display-name="Objekt mit Pfeilspitze" style:family="paragraph" style:parent-style-name="Standard">
      <style:paragraph-properties style:line-height-at-least="0.1388in"/>
      <style:text-properties style:font-name="Mangal" style:font-name-asian="Mangal" style:font-name-complex="Mangal" fo:color="#000000" fo:font-size="18pt" style:font-size-asian="18pt" fo:hyphenate="false"/>
    </style:style>
    <style:style style:name="ObjektmitSchatten" style:display-name="Objekt mit Schatten" style:family="paragraph" style:parent-style-name="Standard">
      <style:paragraph-properties style:line-height-at-least="0.1388in"/>
      <style:text-properties style:font-name="Mangal" style:font-name-asian="Mangal" style:font-name-complex="Mangal" fo:color="#000000" fo:font-size="18pt" style:font-size-asian="18pt" fo:hyphenate="false"/>
    </style:style>
    <style:style style:name="ObjektohneFüllung" style:display-name="Objekt ohne Füllung" style:family="paragraph" style:parent-style-name="Standard">
      <style:paragraph-properties style:line-height-at-least="0.1388in"/>
      <style:text-properties style:font-name="Mangal" style:font-name-asian="Mangal" style:font-name-complex="Mangal" fo:color="#000000" fo:font-size="18pt" style:font-size-asian="18pt" fo:hyphenate="false"/>
    </style:style>
    <style:style style:name="ObjektohneFüllungundLinie" style:display-name="Objekt ohne Füllung und Linie" style:family="paragraph" style:parent-style-name="Standard">
      <style:paragraph-properties style:line-height-at-least="0.1388in"/>
      <style:text-properties style:font-name="Mangal" style:font-name-asian="Mangal" style:font-name-complex="Mangal" fo:color="#000000" fo:font-size="18pt" style:font-size-asian="18pt" fo:hyphenate="false"/>
    </style:style>
    <style:style style:name="TextkörperBlocksatz" style:display-name="Textkörper Blocksatz" style:family="paragraph" style:parent-style-name="Standard">
      <style:paragraph-properties style:line-height-at-least="0.1388in"/>
      <style:text-properties style:font-name="Mangal" style:font-name-asian="Mangal" style:font-name-complex="Mangal" fo:color="#000000" fo:font-size="18pt" style:font-size-asian="18pt" fo:hyphenate="false"/>
    </style:style>
    <style:style style:name="Titel1" style:display-name="Titel1" style:family="paragraph" style:parent-style-name="Standard">
      <style:paragraph-properties fo:text-align="center" style:line-height-at-least="0.1388in"/>
      <style:text-properties style:font-name="Mangal" style:font-name-asian="Mangal" style:font-name-complex="Mangal" fo:color="#000000" fo:font-size="18pt" style:font-size-asian="18pt" fo:hyphenate="false"/>
    </style:style>
    <style:style style:name="Titel2" style:display-name="Titel2" style:family="paragraph" style:parent-style-name="Standard">
      <style:paragraph-properties fo:text-align="center" fo:margin-top="0.0395in" fo:margin-bottom="0.0395in" style:line-height-at-least="0.1388in" fo:margin-right="0.0784in"/>
      <style:text-properties style:font-name="Mangal" style:font-name-asian="Mangal" style:font-name-complex="Mangal" fo:color="#000000" fo:font-size="18pt" style:font-size-asian="18pt" fo:hyphenate="false"/>
    </style:style>
    <style:style style:name="Überschrift10" style:display-name="Überschrift1" style:family="paragraph" style:parent-style-name="Standard">
      <style:paragraph-properties fo:margin-top="0.1652in" fo:margin-bottom="0.0826in" style:line-height-at-least="0.1388in"/>
      <style:text-properties style:font-name="Mangal" style:font-name-asian="Mangal" style:font-name-complex="Mangal" fo:color="#000000" fo:font-size="18pt" style:font-size-asian="18pt" fo:hyphenate="false"/>
    </style:style>
    <style:style style:name="Überschrift2" style:display-name="Überschrift2" style:family="paragraph" style:parent-style-name="Standard">
      <style:paragraph-properties fo:margin-top="0.1652in" fo:margin-bottom="0.0826in" style:line-height-at-least="0.1388in"/>
      <style:text-properties style:font-name="Mangal" style:font-name-asian="Mangal" style:font-name-complex="Mangal" fo:color="#000000" fo:font-size="18pt" style:font-size-asian="18pt" fo:hyphenate="false"/>
    </style:style>
    <style:style style:name="Maßlinie" style:display-name="Maßlinie" style:family="paragraph" style:parent-style-name="Standard">
      <style:paragraph-properties style:line-height-at-least="0.1388in"/>
      <style:text-properties style:font-name="Mangal" style:font-name-asian="Mangal" style:font-name-complex="Mangal" fo:color="#000000" fo:font-size="18pt" style:font-size-asian="18pt" fo:hyphenate="false"/>
    </style:style>
    <style:style style:name="TitelfolieLTGliederung1" style:display-name="Titelfolie~LT~Gliederung 1" style:family="paragraph">
      <style:paragraph-properties fo:widows="2" fo:orphans="2" fo:margin-top="0.1965in" style:line-height-at-least="0.1388in"/>
      <style:text-properties style:font-name="Arial" style:font-name-asian="Tahoma" style:font-name-complex="Liberation Sans" fo:color="#FFFFFF" fo:font-size="29pt" style:font-size-asian="29pt" fo:hyphenate="false"/>
    </style:style>
    <style:style style:name="TitelfolieLTGliederung2" style:display-name="Titelfolie~LT~Gliederung 2" style:family="paragraph" style:parent-style-name="TitelfolieLTGliederung1">
      <style:paragraph-properties fo:margin-top="0.1576in"/>
      <style:text-properties style:font-name-asian="Arial" style:font-name-complex="Arial" fo:font-size="23pt" style:font-size-asian="23pt" fo:hyphenate="false"/>
    </style:style>
    <style:style style:name="TitelfolieLTGliederung3" style:display-name="Titelfolie~LT~Gliederung 3" style:family="paragraph" style:parent-style-name="TitelfolieLTGliederung2">
      <style:paragraph-properties fo:margin-top="0.118in"/>
      <style:text-properties fo:font-size="20pt" style:font-size-asian="20pt" fo:hyphenate="false"/>
    </style:style>
    <style:style style:name="TitelfolieLTGliederung4" style:display-name="Titelfolie~LT~Gliederung 4" style:family="paragraph" style:parent-style-name="TitelfolieLTGliederung3">
      <style:paragraph-properties fo:margin-top="0.0784in"/>
      <style:text-properties fo:hyphenate="false"/>
    </style:style>
    <style:style style:name="TitelfolieLTGliederung5" style:display-name="Titelfolie~LT~Gliederung 5" style:family="paragraph" style:parent-style-name="TitelfolieLTGliederung4">
      <style:paragraph-properties fo:margin-top="0.0395in"/>
      <style:text-properties fo:hyphenate="false"/>
    </style:style>
    <style:style style:name="TitelfolieLTGliederung6" style:display-name="Titelfolie~LT~Gliederung 6" style:family="paragraph" style:parent-style-name="TitelfolieLTGliederung5">
      <style:text-properties fo:hyphenate="false"/>
    </style:style>
    <style:style style:name="TitelfolieLTGliederung7" style:display-name="Titelfolie~LT~Gliederung 7" style:family="paragraph" style:parent-style-name="TitelfolieLTGliederung6">
      <style:text-properties fo:hyphenate="false"/>
    </style:style>
    <style:style style:name="TitelfolieLTGliederung8" style:display-name="Titelfolie~LT~Gliederung 8" style:family="paragraph" style:parent-style-name="TitelfolieLTGliederung7">
      <style:text-properties fo:hyphenate="false"/>
    </style:style>
    <style:style style:name="TitelfolieLTGliederung9" style:display-name="Titelfolie~LT~Gliederung 9" style:family="paragraph" style:parent-style-name="TitelfolieLTGliederung8">
      <style:text-properties fo:hyphenate="false"/>
    </style:style>
    <style:style style:name="TitelfolieLTTitel" style:display-name="Titelfolie~LT~Titel" style:family="paragraph">
      <style:paragraph-properties fo:widows="2" fo:orphans="2" style:line-height-at-least="0.1388in"/>
      <style:text-properties style:font-name="Arial" style:font-name-asian="Tahoma" style:font-name-complex="Liberation Sans" fo:color="#FFFFFF" fo:font-size="44pt" style:font-size-asian="44pt" fo:hyphenate="false"/>
    </style:style>
    <style:style style:name="TitelfolieLTUntertitel" style:display-name="Titelfolie~LT~Untertitel" style:family="paragraph">
      <style:paragraph-properties fo:widows="2" fo:orphans="2" fo:text-align="center"/>
      <style:text-properties style:font-name="Mangal" style:font-name-asian="Tahoma" style:font-name-complex="Liberation Sans" fo:color="#000000" fo:font-size="32pt" style:font-size-asian="32pt" fo:hyphenate="false"/>
    </style:style>
    <style:style style:name="TitelfolieLTNotizen" style:display-name="Titelfolie~LT~Notizen" style:family="paragraph">
      <style:paragraph-properties fo:widows="2" fo:orphans="2" fo:margin-left="0.2361in" fo:text-indent="-0.2361in">
        <style:tab-stops/>
      </style:paragraph-properties>
      <style:text-properties style:font-name="Mangal" style:font-name-asian="Tahoma" style:font-name-complex="Liberation Sans" fo:color="#000000" fo:font-size="20pt" style:font-size-asian="20pt" fo:hyphenate="false"/>
    </style:style>
    <style:style style:name="TitelfolieLTHintergrundobjekte" style:display-name="Titelfolie~LT~Hintergrundobjekte" style:family="paragraph">
      <style:paragraph-properties fo:widows="2" fo:orphans="2"/>
      <style:text-properties style:font-name="Liberation Serif" style:font-name-asian="Tahoma" style:font-name-complex="Liberation Sans" fo:hyphenate="false"/>
    </style:style>
    <style:style style:name="TitelfolieLTHintergrund" style:display-name="Titelfolie~LT~Hintergrund" style:family="paragraph">
      <style:paragraph-properties fo:widows="2" fo:orphans="2"/>
      <style:text-properties style:font-name="Liberation Serif" style:font-name-asian="Tahoma" style:font-name-complex="Liberation Sans" fo:hyphenate="false"/>
    </style:style>
    <style:style style:name="default" style:display-name="default" style:family="paragraph">
      <style:paragraph-properties fo:widows="2" fo:orphans="2" style:line-height-at-least="0.1388in"/>
      <style:text-properties style:font-name="Mangal" style:font-name-asian="Tahoma" style:font-name-complex="Liberation Sans" fo:color="#000000" fo:font-size="18pt" style:font-size-asian="18pt" fo:hyphenate="false"/>
    </style:style>
    <style:style style:name="gray1" style:display-name="gray1" style:family="paragraph" style:parent-style-name="default">
      <style:text-properties style:font-name-asian="Mangal" style:font-name-complex="Mangal" fo:hyphenate="false"/>
    </style:style>
    <style:style style:name="gray2" style:display-name="gray2" style:family="paragraph" style:parent-style-name="default">
      <style:text-properties style:font-name-asian="Mangal" style:font-name-complex="Mangal" fo:hyphenate="false"/>
    </style:style>
    <style:style style:name="gray3" style:display-name="gray3" style:family="paragraph" style:parent-style-name="default">
      <style:text-properties style:font-name-asian="Mangal" style:font-name-complex="Mangal" fo:hyphenate="false"/>
    </style:style>
    <style:style style:name="bw1" style:display-name="bw1" style:family="paragraph" style:parent-style-name="default">
      <style:text-properties style:font-name-asian="Mangal" style:font-name-complex="Mangal" fo:hyphenate="false"/>
    </style:style>
    <style:style style:name="bw2" style:display-name="bw2" style:family="paragraph" style:parent-style-name="default">
      <style:text-properties style:font-name-asian="Mangal" style:font-name-complex="Mangal" fo:hyphenate="false"/>
    </style:style>
    <style:style style:name="bw3" style:display-name="bw3" style:family="paragraph" style:parent-style-name="default">
      <style:text-properties style:font-name-asian="Mangal" style:font-name-complex="Mangal" fo:hyphenate="false"/>
    </style:style>
    <style:style style:name="orange1" style:display-name="orange1" style:family="paragraph" style:parent-style-name="default">
      <style:text-properties style:font-name-asian="Mangal" style:font-name-complex="Mangal" fo:hyphenate="false"/>
    </style:style>
    <style:style style:name="orange2" style:display-name="orange2" style:family="paragraph" style:parent-style-name="default">
      <style:text-properties style:font-name-asian="Mangal" style:font-name-complex="Mangal" fo:hyphenate="false"/>
    </style:style>
    <style:style style:name="orange3" style:display-name="orange3" style:family="paragraph" style:parent-style-name="default">
      <style:text-properties style:font-name-asian="Mangal" style:font-name-complex="Mangal" fo:hyphenate="false"/>
    </style:style>
    <style:style style:name="turquoise1" style:display-name="turquoise1" style:family="paragraph" style:parent-style-name="default">
      <style:text-properties style:font-name-asian="Mangal" style:font-name-complex="Mangal" fo:hyphenate="false"/>
    </style:style>
    <style:style style:name="turquoise2" style:display-name="turquoise2" style:family="paragraph" style:parent-style-name="default">
      <style:text-properties style:font-name-asian="Mangal" style:font-name-complex="Mangal" fo:hyphenate="false"/>
    </style:style>
    <style:style style:name="turquoise3" style:display-name="turquoise3" style:family="paragraph" style:parent-style-name="default">
      <style:text-properties style:font-name-asian="Mangal" style:font-name-complex="Mangal" fo:hyphenate="false"/>
    </style:style>
    <style:style style:name="blue1" style:display-name="blue1" style:family="paragraph" style:parent-style-name="default">
      <style:text-properties style:font-name-asian="Mangal" style:font-name-complex="Mangal" fo:hyphenate="false"/>
    </style:style>
    <style:style style:name="blue2" style:display-name="blue2" style:family="paragraph" style:parent-style-name="default">
      <style:text-properties style:font-name-asian="Mangal" style:font-name-complex="Mangal" fo:hyphenate="false"/>
    </style:style>
    <style:style style:name="blue3" style:display-name="blue3" style:family="paragraph" style:parent-style-name="default">
      <style:text-properties style:font-name-asian="Mangal" style:font-name-complex="Mangal" fo:hyphenate="false"/>
    </style:style>
    <style:style style:name="sun1" style:display-name="sun1" style:family="paragraph" style:parent-style-name="default">
      <style:text-properties style:font-name-asian="Mangal" style:font-name-complex="Mangal" fo:hyphenate="false"/>
    </style:style>
    <style:style style:name="sun2" style:display-name="sun2" style:family="paragraph" style:parent-style-name="default">
      <style:text-properties style:font-name-asian="Mangal" style:font-name-complex="Mangal" fo:hyphenate="false"/>
    </style:style>
    <style:style style:name="sun3" style:display-name="sun3" style:family="paragraph" style:parent-style-name="default">
      <style:text-properties style:font-name-asian="Mangal" style:font-name-complex="Mangal" fo:hyphenate="false"/>
    </style:style>
    <style:style style:name="earth1" style:display-name="earth1" style:family="paragraph" style:parent-style-name="default">
      <style:text-properties style:font-name-asian="Mangal" style:font-name-complex="Mangal" fo:hyphenate="false"/>
    </style:style>
    <style:style style:name="earth2" style:display-name="earth2" style:family="paragraph" style:parent-style-name="default">
      <style:text-properties style:font-name-asian="Mangal" style:font-name-complex="Mangal" fo:hyphenate="false"/>
    </style:style>
    <style:style style:name="earth3" style:display-name="earth3" style:family="paragraph" style:parent-style-name="default">
      <style:text-properties style:font-name-asian="Mangal" style:font-name-complex="Mangal" fo:hyphenate="false"/>
    </style:style>
    <style:style style:name="green1" style:display-name="green1" style:family="paragraph" style:parent-style-name="default">
      <style:text-properties style:font-name-asian="Mangal" style:font-name-complex="Mangal" fo:hyphenate="false"/>
    </style:style>
    <style:style style:name="green2" style:display-name="green2" style:family="paragraph" style:parent-style-name="default">
      <style:text-properties style:font-name-asian="Mangal" style:font-name-complex="Mangal" fo:hyphenate="false"/>
    </style:style>
    <style:style style:name="green3" style:display-name="green3" style:family="paragraph" style:parent-style-name="default">
      <style:text-properties style:font-name-asian="Mangal" style:font-name-complex="Mangal" fo:hyphenate="false"/>
    </style:style>
    <style:style style:name="seetang1" style:display-name="seetang1" style:family="paragraph" style:parent-style-name="default">
      <style:text-properties style:font-name-asian="Mangal" style:font-name-complex="Mangal" fo:hyphenate="false"/>
    </style:style>
    <style:style style:name="seetang2" style:display-name="seetang2" style:family="paragraph" style:parent-style-name="default">
      <style:text-properties style:font-name-asian="Mangal" style:font-name-complex="Mangal" fo:hyphenate="false"/>
    </style:style>
    <style:style style:name="seetang3" style:display-name="seetang3" style:family="paragraph" style:parent-style-name="default">
      <style:text-properties style:font-name-asian="Mangal" style:font-name-complex="Mangal" fo:hyphenate="false"/>
    </style:style>
    <style:style style:name="lightblue1" style:display-name="lightblue1" style:family="paragraph" style:parent-style-name="default">
      <style:text-properties style:font-name-asian="Mangal" style:font-name-complex="Mangal" fo:hyphenate="false"/>
    </style:style>
    <style:style style:name="lightblue2" style:display-name="lightblue2" style:family="paragraph" style:parent-style-name="default">
      <style:text-properties style:font-name-asian="Mangal" style:font-name-complex="Mangal" fo:hyphenate="false"/>
    </style:style>
    <style:style style:name="lightblue3" style:display-name="lightblue3" style:family="paragraph" style:parent-style-name="default">
      <style:text-properties style:font-name-asian="Mangal" style:font-name-complex="Mangal" fo:hyphenate="false"/>
    </style:style>
    <style:style style:name="yellow1" style:display-name="yellow1" style:family="paragraph" style:parent-style-name="default">
      <style:text-properties style:font-name-asian="Mangal" style:font-name-complex="Mangal" fo:hyphenate="false"/>
    </style:style>
    <style:style style:name="yellow2" style:display-name="yellow2" style:family="paragraph" style:parent-style-name="default">
      <style:text-properties style:font-name-asian="Mangal" style:font-name-complex="Mangal" fo:hyphenate="false"/>
    </style:style>
    <style:style style:name="yellow3" style:display-name="yellow3" style:family="paragraph" style:parent-style-name="default">
      <style:text-properties style:font-name-asian="Mangal" style:font-name-complex="Mangal" fo:hyphenate="false"/>
    </style:style>
    <style:style style:name="Hintergrundobjekte" style:display-name="Hintergrundobjekte" style:family="paragraph">
      <style:paragraph-properties fo:widows="2" fo:orphans="2"/>
      <style:text-properties style:font-name="Liberation Serif" style:font-name-asian="Tahoma" style:font-name-complex="Liberation Sans" fo:hyphenate="false"/>
    </style:style>
    <style:style style:name="Hintergrund" style:display-name="Hintergrund" style:family="paragraph">
      <style:paragraph-properties fo:widows="2" fo:orphans="2"/>
      <style:text-properties style:font-name="Liberation Serif" style:font-name-asian="Tahoma" style:font-name-complex="Liberation Sans" fo:hyphenate="false"/>
    </style:style>
    <style:style style:name="Notizen" style:display-name="Notizen" style:family="paragraph">
      <style:paragraph-properties fo:widows="2" fo:orphans="2" fo:margin-left="0.2361in" fo:text-indent="-0.2361in">
        <style:tab-stops/>
      </style:paragraph-properties>
      <style:text-properties style:font-name="Mangal" style:font-name-asian="Tahoma" style:font-name-complex="Liberation Sans" fo:color="#000000" fo:font-size="20pt" style:font-size-asian="20pt" fo:hyphenate="false"/>
    </style:style>
    <style:style style:name="Gliederung1" style:display-name="Gliederung 1" style:family="paragraph">
      <style:paragraph-properties fo:widows="2" fo:orphans="2" fo:margin-top="0.1965in" style:line-height-at-least="0.1388in"/>
      <style:text-properties style:font-name="Arial" style:font-name-asian="Tahoma" style:font-name-complex="Liberation Sans" fo:color="#000000" fo:font-size="29pt" style:font-size-asian="29pt" fo:hyphenate="false"/>
    </style:style>
    <style:style style:name="Gliederung2" style:display-name="Gliederung 2" style:family="paragraph" style:parent-style-name="Gliederung1">
      <style:paragraph-properties fo:margin-top="0.1576in"/>
      <style:text-properties style:font-name-asian="Arial" style:font-name-complex="Arial" fo:font-size="23pt" style:font-size-asian="23pt" fo:hyphenate="false"/>
    </style:style>
    <style:style style:name="Gliederung3" style:display-name="Gliederung 3" style:family="paragraph" style:parent-style-name="Gliederung2">
      <style:paragraph-properties fo:margin-top="0.118in"/>
      <style:text-properties fo:font-size="20pt" style:font-size-asian="20pt" fo:hyphenate="false"/>
    </style:style>
    <style:style style:name="Gliederung4" style:display-name="Gliederung 4" style:family="paragraph" style:parent-style-name="Gliederung3">
      <style:paragraph-properties fo:margin-top="0.0784in"/>
      <style:text-properties fo:hyphenate="false"/>
    </style:style>
    <style:style style:name="Gliederung5" style:display-name="Gliederung 5" style:family="paragraph" style:parent-style-name="Gliederung4">
      <style:paragraph-properties fo:margin-top="0.0395in"/>
      <style:text-properties fo:hyphenate="false"/>
    </style:style>
    <style:style style:name="Gliederung6" style:display-name="Gliederung 6" style:family="paragraph" style:parent-style-name="Gliederung5">
      <style:text-properties fo:hyphenate="false"/>
    </style:style>
    <style:style style:name="Gliederung7" style:display-name="Gliederung 7" style:family="paragraph" style:parent-style-name="Gliederung6">
      <style:text-properties fo:hyphenate="false"/>
    </style:style>
    <style:style style:name="Gliederung8" style:display-name="Gliederung 8" style:family="paragraph" style:parent-style-name="Gliederung7">
      <style:text-properties fo:hyphenate="false"/>
    </style:style>
    <style:style style:name="Gliederung9" style:display-name="Gliederung 9" style:family="paragraph" style:parent-style-name="Gliederung8">
      <style:text-properties fo:hyphenate="false"/>
    </style:style>
    <style:style style:name="TitelundInhaltLTGliederung1" style:display-name="Titel und Inhalt~LT~Gliederung 1" style:family="paragraph">
      <style:paragraph-properties fo:widows="2" fo:orphans="2" fo:margin-top="0.1965in" style:line-height-at-least="0.1388in"/>
      <style:text-properties style:font-name="Arial" style:font-name-asian="Tahoma" style:font-name-complex="Liberation Sans" fo:color="#000000" fo:font-size="29pt" style:font-size-asian="29pt" fo:hyphenate="false"/>
    </style:style>
    <style:style style:name="TitelundInhaltLTGliederung2" style:display-name="Titel und Inhalt~LT~Gliederung 2" style:family="paragraph" style:parent-style-name="TitelundInhaltLTGliederung1">
      <style:paragraph-properties fo:margin-top="0.1576in"/>
      <style:text-properties style:font-name-asian="Arial" style:font-name-complex="Arial" fo:font-size="23pt" style:font-size-asian="23pt" fo:hyphenate="false"/>
    </style:style>
    <style:style style:name="TitelundInhaltLTGliederung3" style:display-name="Titel und Inhalt~LT~Gliederung 3" style:family="paragraph" style:parent-style-name="TitelundInhaltLTGliederung2">
      <style:paragraph-properties fo:margin-top="0.118in"/>
      <style:text-properties fo:font-size="20pt" style:font-size-asian="20pt" fo:hyphenate="false"/>
    </style:style>
    <style:style style:name="TitelundInhaltLTGliederung4" style:display-name="Titel und Inhalt~LT~Gliederung 4" style:family="paragraph" style:parent-style-name="TitelundInhaltLTGliederung3">
      <style:paragraph-properties fo:margin-top="0.0784in"/>
      <style:text-properties fo:hyphenate="false"/>
    </style:style>
    <style:style style:name="TitelundInhaltLTGliederung5" style:display-name="Titel und Inhalt~LT~Gliederung 5" style:family="paragraph" style:parent-style-name="TitelundInhaltLTGliederung4">
      <style:paragraph-properties fo:margin-top="0.0395in"/>
      <style:text-properties fo:hyphenate="false"/>
    </style:style>
    <style:style style:name="TitelundInhaltLTGliederung6" style:display-name="Titel und Inhalt~LT~Gliederung 6" style:family="paragraph" style:parent-style-name="TitelundInhaltLTGliederung5">
      <style:text-properties fo:hyphenate="false"/>
    </style:style>
    <style:style style:name="TitelundInhaltLTGliederung7" style:display-name="Titel und Inhalt~LT~Gliederung 7" style:family="paragraph" style:parent-style-name="TitelundInhaltLTGliederung6">
      <style:text-properties fo:hyphenate="false"/>
    </style:style>
    <style:style style:name="TitelundInhaltLTGliederung8" style:display-name="Titel und Inhalt~LT~Gliederung 8" style:family="paragraph" style:parent-style-name="TitelundInhaltLTGliederung7">
      <style:text-properties fo:hyphenate="false"/>
    </style:style>
    <style:style style:name="TitelundInhaltLTGliederung9" style:display-name="Titel und Inhalt~LT~Gliederung 9" style:family="paragraph" style:parent-style-name="TitelundInhaltLTGliederung8">
      <style:text-properties fo:hyphenate="false"/>
    </style:style>
    <style:style style:name="TitelundInhaltLTTitel" style:display-name="Titel und Inhalt~LT~Titel" style:family="paragraph">
      <style:paragraph-properties fo:widows="2" fo:orphans="2" style:line-height-at-least="0.1388in"/>
      <style:text-properties style:font-name="Arial" style:font-name-asian="Tahoma" style:font-name-complex="Liberation Sans" fo:color="#000000" fo:font-size="44pt" style:font-size-asian="44pt" fo:hyphenate="false"/>
    </style:style>
    <style:style style:name="TitelundInhaltLTUntertitel" style:display-name="Titel und Inhalt~LT~Untertitel" style:family="paragraph">
      <style:paragraph-properties fo:widows="2" fo:orphans="2" fo:text-align="center"/>
      <style:text-properties style:font-name="Mangal" style:font-name-asian="Tahoma" style:font-name-complex="Liberation Sans" fo:color="#000000" fo:font-size="32pt" style:font-size-asian="32pt" fo:hyphenate="false"/>
    </style:style>
    <style:style style:name="TitelundInhaltLTNotizen" style:display-name="Titel und Inhalt~LT~Notizen" style:family="paragraph">
      <style:paragraph-properties fo:widows="2" fo:orphans="2" fo:margin-left="0.2361in" fo:text-indent="-0.2361in">
        <style:tab-stops/>
      </style:paragraph-properties>
      <style:text-properties style:font-name="Mangal" style:font-name-asian="Tahoma" style:font-name-complex="Liberation Sans" fo:color="#000000" fo:font-size="20pt" style:font-size-asian="20pt" fo:hyphenate="false"/>
    </style:style>
    <style:style style:name="TitelundInhaltLTHintergrundobjekte" style:display-name="Titel und Inhalt~LT~Hintergrundobjekte" style:family="paragraph">
      <style:paragraph-properties fo:widows="2" fo:orphans="2"/>
      <style:text-properties style:font-name="Liberation Serif" style:font-name-asian="Tahoma" style:font-name-complex="Liberation Sans" fo:hyphenate="false"/>
    </style:style>
    <style:style style:name="TitelundInhaltLTHintergrund" style:display-name="Titel und Inhalt~LT~Hintergrund" style:family="paragraph">
      <style:paragraph-properties fo:widows="2" fo:orphans="2"/>
      <style:text-properties style:font-name="Liberation Serif" style:font-name-asian="Tahoma" style:font-name-complex="Liberation Sans"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Untertitel" style:display-name="Untertitel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06in" text:min-label-width="0.25in" text:list-level-position-and-space-mode="label-alignment">
          <style:list-level-label-alignment text:label-followed-by="listtab" fo:margin-left="0.5006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006in" text:min-label-width="0.25in" text:list-level-position-and-space-mode="label-alignment">
          <style:list-level-label-alignment text:label-followed-by="listtab" fo:margin-left="0.7506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06in" text:min-label-width="0.25in" text:list-level-position-and-space-mode="label-alignment">
          <style:list-level-label-alignment text:label-followed-by="listtab" fo:margin-left="1.0006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0006in" text:min-label-width="0.25in" text:list-level-position-and-space-mode="label-alignment">
          <style:list-level-label-alignment text:label-followed-by="listtab" fo:margin-left="1.2506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06in" text:min-label-width="0.25in" text:list-level-position-and-space-mode="label-alignment">
          <style:list-level-label-alignment text:label-followed-by="listtab" fo:margin-left="1.5006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006in" text:min-label-width="0.25in" text:list-level-position-and-space-mode="label-alignment">
          <style:list-level-label-alignment text:label-followed-by="listtab" fo:margin-left="1.7506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06in" text:min-label-width="0.25in" text:list-level-position-and-space-mode="label-alignment">
          <style:list-level-label-alignment text:label-followed-by="listtab" fo:margin-left="2.0006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.0006in" text:min-label-width="0.25in" text:list-level-position-and-space-mode="label-alignment">
          <style:list-level-label-alignment text:label-followed-by="listtab" fo:margin-left="2.2506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06in" text:min-label-width="0.25in" text:list-level-position-and-space-mode="label-alignment">
          <style:list-level-label-alignment text:label-followed-by="listtab" fo:margin-left="2.5006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ernot Loibner</meta:initial-creator>
    <dc:creator>Gernot Loibner</dc:creator>
    <meta:creation-date>2019-04-26T11:02:00Z</meta:creation-date>
    <dc:date>2019-04-26T11:02:00Z</dc:date>
    <meta:template xlink:href="Normal.dotm" xlink:type="simple"/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2" meta:paragraph-count="4" meta:word-count="316" meta:character-count="2305" meta:row-count="16" meta:non-whitespace-character-count="1993"/>
  </office:meta>
</office:document-meta>
</file>